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entury Gothic" fo:color="#000000" fo:font-size="14pt" style:font-size-asian="14pt" style:font-size-complex="14pt"/>
    </style:style>
    <style:style style:name="T3" style:parent-style-name="DefaultParagraphFont" style:family="text">
      <style:text-properties style:font-name="Century Gothic" fo:color="#000000" fo:font-size="14pt" style:font-size-asian="14pt" style:font-size-complex="14pt"/>
    </style:style>
    <style:style style:name="T4" style:parent-style-name="DefaultParagraphFont" style:family="text">
      <style:text-properties style:font-name="Century Gothic" fo:color="#000000" fo:font-size="14pt" style:font-size-asian="14pt" style:font-size-complex="14pt"/>
    </style:style>
    <style:style style:name="T5" style:parent-style-name="DefaultParagraphFont" style:family="text">
      <style:text-properties style:font-name="Century Gothic" fo:color="#000000" fo:font-size="14pt" style:font-size-asian="14pt" style:font-size-complex="14pt"/>
    </style:style>
    <style:style style:name="T6" style:parent-style-name="DefaultParagraphFont" style:family="text">
      <style:text-properties style:font-name="Century Gothic" fo:color="#000000" style:text-position="super 64.2%" fo:font-size="14pt" style:font-size-asian="14pt" style:font-size-complex="14pt"/>
    </style:style>
    <style:style style:name="T7" style:parent-style-name="DefaultParagraphFont" style:family="text">
      <style:text-properties style:font-name="Century Gothic" fo:color="#000000" fo:font-size="14pt" style:font-size-asian="14pt" style:font-size-complex="14pt"/>
    </style:style>
    <style:style style:name="T8" style:parent-style-name="DefaultParagraphFont" style:family="text">
      <style:text-properties style:font-name="Century Gothic" fo:color="#000000" fo:font-size="14pt" style:font-size-asian="14pt" style:font-size-complex="14pt"/>
    </style:style>
    <style:style style:name="T9" style:parent-style-name="DefaultParagraphFont" style:family="text">
      <style:text-properties style:font-name="Century Gothic" fo:color="#000000" fo:font-size="14pt" style:font-size-asian="14pt" style:font-size-complex="14pt"/>
    </style:style>
    <style:style style:name="T10" style:parent-style-name="DefaultParagraphFont" style:family="text">
      <style:text-properties style:font-name="Century Gothic" fo:color="#000000" fo:font-size="14pt" style:font-size-asian="14pt" style:font-size-complex="14pt"/>
    </style:style>
    <style:style style:name="T11" style:parent-style-name="DefaultParagraphFont" style:family="text">
      <style:text-properties style:font-name="Century Gothic" fo:color="#000000" fo:font-size="14pt" style:font-size-asian="14pt" style:font-size-complex="14pt"/>
    </style:style>
    <style:style style:name="T12" style:parent-style-name="DefaultParagraphFont" style:family="text">
      <style:text-properties fo:color="#000000" fo:font-size="14pt" style:font-size-asian="14pt" style:font-size-complex="14pt"/>
    </style:style>
    <style:style style:name="T13" style:parent-style-name="DefaultParagraphFont" style:family="text">
      <style:text-properties style:font-name="Century Gothic" fo:color="#000000" fo:font-size="14pt" style:font-size-asian="14pt" style:font-size-complex="14pt"/>
    </style:style>
    <style:style style:name="P14" style:parent-style-name="Normal" style:family="paragraph">
      <style:text-properties style:font-name="Century Gothic" fo:color="#000000" fo:font-size="14pt" style:font-size-asian="14pt" style:font-size-complex="14pt"/>
    </style:style>
    <style:style style:name="P15" style:parent-style-name="Normal" style:family="paragraph">
      <style:text-properties style:font-name="Century Gothic" fo:color="#000000" fo:font-size="14pt" style:font-size-asian="14pt" style:font-size-complex="14pt"/>
    </style:style>
    <style:style style:name="T16" style:parent-style-name="DefaultParagraphFont" style:family="text">
      <style:text-properties style:font-name="Century Gothic" fo:color="#000000" fo:font-size="14pt" style:font-size-asian="14pt" style:font-size-complex="14pt"/>
    </style:style>
  </office:automatic-styles>
  <office:body>
    <office:text text:use-soft-page-breaks="true">
      <text:p text:style-name="P1"><text:span text:style-name="T2">-Robert Ciantar</text:span><text:span text:style-name="T3"><text:line-break/></text:span><text:span text:style-name="T4">-Master of Architecture – Architecture &amp; Conservation Studies</text:span><text:span text:style-name="T5"><text:line-break/>-2</text:span><text:span text:style-name="T6">nd</text:span><text:span text:style-name="T7"><text:s/>Year Masters</text:span><text:span text:style-name="T8"><text:line-break/>-Reviving Fort St. Rocco</text:span><text:span text:style-name="T9"><text:line-break/></text:span><text:span text:style-name="T10"><text:line-break/></text:span><text:span text:style-name="T11"><text:line-break/>-</text:span><text:span text:style-name="T12"><text:s/></text:span><text:span text:style-name="T13">The project aims to create a unique atmosphere happening both in the underground and outdoor open spaces, while restoring and giving back Fort St. Rocco to the general public. The connection between the Fort and the Sea is of vital importance to enhance the mindfulness aspect of the project – the ‘rhythm’ of everyday life.</text:span></text:p>
      <text:p text:style-name="P14">The ultimate goal for the project is to provide a legible and accessible space that promotes wellbeing, social interaction and elevates our cultural heritage, especially the British Period.</text:p>
      <text:p text:style-name="P15">People can bathe in the overgrown remains of a fortification. Visitors and children will be swimming in the ruins of the past, moving deeper into the Fort to a peaceful oasis where noises are reduced and a moment of tranquillity is found through the layers of Fort St. Rocco.</text:p>
      <text:p text:style-name="Normal"><text:span text:style-name="T16">Through the use of communal spaces, public interaction, new opportunities and open spaces, a welcoming diverse environment can be created which promotes a sustainable integrated future for Kalkara and Xghajra, temporarily free from the stresses of urban living. These historical costal fortifications should be a source of national pride and identity.</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style:text-properties style:font-name="Calibri" style:font-name-asian="Calibri" style:font-name-complex="Times New Roman"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bert Ciantar</meta:initial-creator>
    <dc:creator>Robert Ciantar</dc:creator>
    <meta:creation-date>2020-10-19T19:22:00Z</meta:creation-date>
    <dc:date>2020-10-19T19:24:00Z</dc:date>
    <meta:template xlink:href="Normal" xlink:type="simple"/>
    <meta:editing-cycles>1</meta:editing-cycles>
    <meta:editing-duration>PT120S</meta:editing-duration>
    <meta:document-statistic meta:page-count="1" meta:paragraph-count="2" meta:word-count="189" meta:character-count="1267" meta:row-count="9" meta:non-whitespace-character-count="1080"/>
  </office:meta>
</office:document-meta>
</file>